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0990f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1d62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113da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0990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1d62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1d62a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113da3"/>
    </style:style>
    <style:style style:name="P37" style:family="paragraph" style:parent-style-name="Standard">
      <style:paragraph-properties fo:text-align="start" style:justify-single-word="false"/>
      <style:text-properties officeooo:paragraph-rsid="0029a17c"/>
    </style:style>
    <style:style style:name="P38" style:family="paragraph" style:parent-style-name="Standard">
      <style:paragraph-properties fo:text-align="start" style:justify-single-word="false"/>
      <style:text-properties officeooo:paragraph-rsid="00270c0f"/>
    </style:style>
    <style:style style:name="P39" style:family="paragraph" style:parent-style-name="Standard">
      <style:paragraph-properties fo:text-align="start" style:justify-single-word="false"/>
      <style:text-properties officeooo:paragraph-rsid="00214f9f"/>
    </style:style>
    <style:style style:name="P40" style:family="paragraph" style:parent-style-name="Standard">
      <style:paragraph-properties fo:text-align="start" style:justify-single-word="false"/>
      <style:text-properties officeooo:paragraph-rsid="0026c843"/>
    </style:style>
    <style:style style:name="P41" style:family="paragraph" style:parent-style-name="Standard">
      <style:paragraph-properties fo:text-align="start" style:justify-single-word="false"/>
      <style:text-properties officeooo:paragraph-rsid="003d15fd"/>
    </style:style>
    <style:style style:name="P42" style:family="paragraph" style:parent-style-name="Standard">
      <style:paragraph-properties fo:text-align="start" style:justify-single-word="false"/>
      <style:text-properties officeooo:paragraph-rsid="0049eb4e"/>
    </style:style>
    <style:style style:name="P43" style:family="paragraph" style:parent-style-name="Standard">
      <style:paragraph-properties fo:text-align="start" style:justify-single-word="false"/>
      <style:text-properties officeooo:paragraph-rsid="0050990f"/>
    </style:style>
    <style:style style:name="P44" style:family="paragraph" style:parent-style-name="Standard">
      <style:paragraph-properties fo:text-align="start" style:justify-single-word="false"/>
      <style:text-properties officeooo:paragraph-rsid="0051d62a"/>
    </style:style>
    <style:style style:name="P45" style:family="paragraph" style:parent-style-name="Standard">
      <style:paragraph-properties fo:text-align="start" style:justify-single-word="false"/>
      <style:text-properties officeooo:paragraph-rsid="005711c0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5bc578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46c2b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fo:background-color="#fff5ce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021cc" fo:background-color="#fff5ce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1d62a" fo:background-color="#fff5ce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44904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29a17c"/>
    </style:style>
    <style:style style:name="P63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64" style:family="paragraph" style:parent-style-name="Standard" style:list-style-name="L3">
      <style:paragraph-properties fo:text-align="start" style:justify-single-word="false"/>
      <style:text-properties officeooo:paragraph-rsid="002b4b42"/>
    </style:style>
    <style:style style:name="P65" style:family="paragraph" style:parent-style-name="Standard" style:list-style-name="L3">
      <style:paragraph-properties fo:text-align="start" style:justify-single-word="false"/>
      <style:text-properties officeooo:paragraph-rsid="0026c843"/>
    </style:style>
    <style:style style:name="P66" style:family="paragraph" style:parent-style-name="Standard" style:list-style-name="L5">
      <style:paragraph-properties fo:text-align="start" style:justify-single-word="false"/>
      <style:text-properties officeooo:paragraph-rsid="0051d62a"/>
    </style:style>
    <style:style style:name="P67" style:family="paragraph" style:parent-style-name="Standard" style:list-style-name="L5">
      <style:paragraph-properties fo:text-align="start" style:justify-single-word="false"/>
      <style:text-properties officeooo:paragraph-rsid="0058edeb"/>
    </style:style>
    <style:style style:name="P68" style:family="paragraph" style:parent-style-name="Standard">
      <style:text-properties officeooo:paragraph-rsid="00113da3"/>
    </style:style>
    <style:style style:name="P69" style:family="paragraph" style:parent-style-name="Standard">
      <style:text-properties officeooo:paragraph-rsid="005e1814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613127" fo:background-color="#fff5ce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613127" fo:background-color="#dde8cb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none" fo:font-weight="bold" officeooo:rsid="002d0738" fo:background-color="#afd095" loext:char-shading-value="0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none" fo:font-weight="bold" officeooo:rsid="00144904" fo:background-color="#afd095" loext:char-shading-value="0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5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4f97ad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5711c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5735a0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Avenir Next" fo:font-size="12pt" fo:font-style="normal" style:text-underline-style="none" fo:font-weight="bold" officeooo:rsid="002d0738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Avenir Next" fo:font-size="12pt" fo:font-style="normal" style:text-underline-style="none" fo:font-weight="bold" officeooo:rsid="00144904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Avenir Next" fo:font-size="12pt" fo:font-style="normal" style:text-underline-style="none" fo:font-weight="bold" officeooo:rsid="00348670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venir Next" fo:font-size="12pt" fo:font-style="normal" style:text-underline-style="none" fo:font-weight="bold" officeooo:rsid="001e0c0c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venir Next" fo:font-size="12pt" fo:font-style="normal" style:text-underline-style="none" fo:font-weight="normal" officeooo:rsid="0054b8af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venir Next" fo:font-size="12pt" fo:font-style="normal" style:text-underline-style="none" fo:font-weight="normal" officeooo:rsid="0054c5f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venir Next" fo:font-size="12pt" fo:font-style="normal" style:text-underline-style="none" fo:font-weight="normal" officeooo:rsid="005631d1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venir Next" fo:font-size="12pt" fo:font-style="normal" style:text-underline-style="none" fo:font-weight="normal" officeooo:rsid="005aa5f8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venir Next" fo:font-size="12pt" fo:font-style="italic" style:text-underline-style="none" fo:font-weight="bold" officeooo:rsid="004696c1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Avenir Next" officeooo:rsid="00113da3"/>
    </style:style>
    <style:style style:name="T48" style:family="text">
      <style:text-properties style:font-name="Avenir Next" officeooo:rsid="005e1814"/>
    </style:style>
    <style:style style:name="T49" style:family="text">
      <style:text-properties style:font-name="Avenir Next" officeooo:rsid="005f4c07"/>
    </style:style>
    <style:style style:name="T50" style:family="text">
      <style:text-properties officeooo:rsid="001e0c0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26c843" style:font-weight-asian="bold" style:font-weight-complex="bold"/>
    </style:style>
    <style:style style:name="T53" style:family="text">
      <style:text-properties officeooo:rsid="0024baa4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29a17c" style:font-style-asian="normal" style:font-style-complex="normal"/>
    </style:style>
    <style:style style:name="T56" style:family="text">
      <style:text-properties fo:font-style="normal" officeooo:rsid="003a5017" style:font-style-asian="normal" style:font-style-complex="normal"/>
    </style:style>
    <style:style style:name="T57" style:family="text">
      <style:text-properties fo:font-style="normal" officeooo:rsid="0026c843" style:font-style-asian="normal" style:font-style-complex="normal"/>
    </style:style>
    <style:style style:name="T58" style:family="text">
      <style:text-properties fo:font-style="normal" officeooo:rsid="005bc578" style:font-style-asian="normal" style:font-style-complex="normal"/>
    </style:style>
    <style:style style:name="T59" style:family="text">
      <style:text-properties fo:font-style="normal" officeooo:rsid="005c05e3" style:font-style-asian="normal" style:font-style-complex="normal"/>
    </style:style>
    <style:style style:name="T60" style:family="text">
      <style:text-properties fo:font-style="normal" fo:font-weight="bold" officeooo:rsid="0026c843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9eb4e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5711c0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5bc578" style:font-style-asian="normal" style:font-weight-asian="bold" style:font-style-complex="normal" style:font-weight-complex="bold"/>
    </style:style>
    <style:style style:name="T64" style:family="text">
      <style:text-properties officeooo:rsid="0026c843"/>
    </style:style>
    <style:style style:name="T65" style:family="text">
      <style:text-properties officeooo:rsid="00144904"/>
    </style:style>
    <style:style style:name="T66" style:family="text">
      <style:text-properties officeooo:rsid="0029a17c"/>
    </style:style>
    <style:style style:name="T67" style:family="text">
      <style:text-properties officeooo:rsid="0030aa48"/>
    </style:style>
    <style:style style:name="T68" style:family="text">
      <style:text-properties officeooo:rsid="00339f1b"/>
    </style:style>
    <style:style style:name="T69" style:family="text">
      <style:text-properties officeooo:rsid="0037c383"/>
    </style:style>
    <style:style style:name="T70" style:family="text">
      <style:text-properties officeooo:rsid="00389904"/>
    </style:style>
    <style:style style:name="T71" style:family="text">
      <style:text-properties officeooo:rsid="003a5017"/>
    </style:style>
    <style:style style:name="T72" style:family="text">
      <style:text-properties officeooo:rsid="0050990f"/>
    </style:style>
    <style:style style:name="T73" style:family="text">
      <style:text-properties style:text-line-through-style="none" style:text-line-through-type="none" style:font-name="Avenir Next" fo:font-size="12pt" fo:font-style="italic" style:text-underline-style="none" fo:font-weight="bold" officeooo:rsid="0051d62a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74" style:family="text">
      <style:text-properties style:text-line-through-style="none" style:text-line-through-type="none" style:font-name="Avenir Next" fo:font-size="12pt" fo:font-style="italic" style:text-underline-style="none" fo:font-weight="bold" officeooo:rsid="005de132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75" style:family="text">
      <style:text-properties style:text-line-through-style="none" style:text-line-through-type="none" style:font-name="Avenir Next" fo:font-size="12pt" fo:font-style="normal" style:text-underline-style="none" fo:font-weight="bold" officeooo:rsid="00536670" style:font-size-asian="10.5pt" style:font-style-asian="normal" style:font-weight-asian="bold" style:font-size-complex="12pt" style:font-style-complex="normal" style:font-weight-complex="bold"/>
    </style:style>
    <style:style style:name="T76" style:family="text">
      <style:text-properties style:text-line-through-style="none" style:text-line-through-type="none"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style:text-line-through-style="none" style:text-line-through-type="none" style:font-name="Avenir Next" fo:font-size="12pt" fo:font-style="normal" style:text-underline-style="none" fo:font-weight="bold" officeooo:rsid="00536670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78" style:family="text">
      <style:text-properties style:text-line-through-style="none" style:text-line-through-type="none" style:font-name="Avenir Next" fo:font-size="12pt" fo:font-style="normal" style:text-underline-style="none" fo:font-weight="bold" officeooo:rsid="0058edeb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79" style:family="text">
      <style:text-properties style:text-line-through-style="none" style:text-line-through-type="none" style:font-name="Avenir Next" fo:font-size="12pt" fo:font-style="normal" style:text-underline-style="none" fo:font-weight="bold" officeooo:rsid="0051d62a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style:text-line-through-style="none" style:text-line-through-type="none" style:font-name="Avenir Next" fo:font-size="12pt" fo:font-style="normal" style:text-underline-style="none" fo:font-weight="bold" officeooo:rsid="0051d62a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1" style:family="text">
      <style:text-properties officeooo:rsid="00536670"/>
    </style:style>
    <style:style style:name="T82" style:family="text">
      <style:text-properties officeooo:rsid="0037c383" fo:background-color="#afd095" loext:char-shading-value="0"/>
    </style:style>
    <style:style style:name="T83" style:family="text">
      <style:text-properties officeooo:rsid="002d0738" fo:background-color="#afd095" loext:char-shading-value="0"/>
    </style:style>
    <style:style style:name="T84" style:family="text">
      <style:text-properties officeooo:rsid="00144904" fo:background-color="#afd095" loext:char-shading-value="0"/>
    </style:style>
    <style:style style:name="T85" style:family="text">
      <style:text-properties fo:background-color="#afd095" loext:char-shading-value="0"/>
    </style:style>
    <style:style style:name="T86" style:family="text">
      <style:text-properties officeooo:rsid="00536670" fo:background-color="#afd095" loext:char-shading-value="0"/>
    </style:style>
    <style:style style:name="T87" style:family="text">
      <style:text-properties style:text-position="super 58%" fo:font-style="normal" officeooo:rsid="005c05e3" style:font-style-asian="normal" style:font-style-complex="normal"/>
    </style:style>
    <style:style style:name="T88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61">Using Python3</text:p>
      <text:p text:style-name="P70">Yellow Highlight: Issue with running.</text:p>
      <text:p text:style-name="P71">Green Highlight: Given names for outputs/inputs.</text:p>
      <text:p text:style-name="P4"/>
      <text:p text:style-name="P21">Step #1 – Reading the Reuter’s collection</text:p>
      <text:p text:style-name="P21">(block-1-reader.py)</text:p>
      <text:p text:style-name="P18"/>
      <text:p text:style-name="P32">Tested Commands</text:p>
      <text:list xml:id="list860444192" text:style-name="L1">
        <text:list-item>
          <text:p text:style-name="P46">python3 ./block-1-reader.py --path reuters21578</text:p>
        </text:list-item>
        <text:list-item>
          <text:p text:style-name="P62"><text:span text:style-name="T11">python3 ./block-1-reader.py --path reuters21578 -o </text:span><text:span text:style-name="T12">collection</text:span><text:span text:style-name="T13">.json</text:span></text:p>
        </text:list-item>
      </text:list>
      <text:p text:style-name="P19"/>
      <text:p text:style-name="P15">============================================================</text:p>
      <text:p text:style-name="P15">Input: <text:span text:style-name="T65">reuters21578 </text:span>(Corpus’ path)</text:p>
      <text:p text:style-name="P38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16">============================================================</text:p>
      <text:p text:style-name="P12"/>
      <text:p text:style-name="P12">- <text:span text:style-name="T1">Changing directory to /reuters21578 to scan for .sgm files.</text:span></text:p>
      <text:p text:style-name="P12">- open(file_name,'r', errors='ignore'): <text:span text:style-name="T1">Opening files but set errors parameter to ignore due to unicode issue in sgm17.</text:span></text:p>
      <text:p text:style-name="P20">Error: </text:p>
      <text:p text:style-name="P20">UnicodeDecodeError: 'utf-8' codec can't decode byte 0xfc in position 1519554: invalid start byte</text:p>
      <text:p text:style-name="P20"/>
      <text:p text:style-name="P11"/>
      <text:p text:style-name="P21">Step #2 – Extracting the raw text of each article from the corpus </text:p>
      <text:p text:style-name="P21">(block-2-document-segmenter.py)</text:p>
      <text:p text:style-name="P6"/>
      <text:p text:style-name="P32">Tested Commands</text:p>
      <text:list xml:id="list587140833" text:style-name="L2">
        <text:list-item>
          <text:p text:style-name="P51">python3 <text:span text:style-name="T50">./block-2-document-segmenter.py -i </text:span><text:span text:style-name="T83">collection</text:span><text:span text:style-name="T84">.json</text:span></text:p>
        </text:list-item>
        <text:list-item>
          <text:p text:style-name="P63"><text:span text:style-name="T16">python3 ./block-2-document-segmenter.py -i </text:span><text:span text:style-name="T26">collection</text:span><text:span text:style-name="T27">.json</text:span><text:span text:style-name="T16"> -o </text:span><text:span text:style-name="T28">documents</text:span><text:span text:style-name="T29">.json</text:span></text:p>
        </text:list-item>
        <text:list-item>
          <text:p text:style-name="P47">python3 ./block-1-reader.py --path reuters21578 | python3 ./block-2-document-segmenter.py</text:p>
        </text:list-item>
        <text:list-item>
          <text:p text:style-name="P48">python3 ./block-1-reader.py --path reuters21578 | python3 ./block-2-document-segmenter.py -o <text:span text:style-name="T85">documents.json </text:span></text:p>
        </text:list-item>
      </text:list>
      <text:p text:style-name="P31"/>
      <text:p text:style-name="P15">============================================================</text:p>
      <text:p text:style-name="P39"><text:soft-page-break/><text:span text:style-name="T2">- Input: </text:span><text:span text:style-name="T9">collection</text:span><text:span text:style-name="T10">.json</text:span><text:span text:style-name="T2"> contains all the documents </text:span><text:span text:style-name="T7">or pipelined stdin data from</text:span></text:p>
      <text:p text:style-name="P39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5">============================================================</text:p>
      <text:p text:style-name="P13"/>
      <text:p text:style-name="P13">- <text:span text:style-name="T51">**BeautifulSoup must be installed to parse the documents.</text:span></text:p>
      <text:p text:style-name="P13">- replace("reuters", "REUTERS") is used to satisfied the assert &lt;REUTERS&gt; since html parser lower-cases the tags.</text:p>
      <text:p text:style-name="P13">- find_all('reuters',limit=5): <text:span text:style-name="T68">P</text:span>arse 5 documents as for the output required.</text:p>
      <text:p text:style-name="P13">- sys.stdin.isatty(): <text:span text:style-name="T68">C</text:span><text:span text:style-name="T67">heck if stdin filestream is being used.</text:span></text:p>
      <text:p text:style-name="P13">- sys.stdin.read(): <text:span text:style-name="T68">R</text:span><text:span text:style-name="T67">ead the pipelined data</text:span></text:p>
      <text:p text:style-name="P37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37"><text:span text:style-name="T3">- enumerate(documents): </text:span><text:span text:style-name="T8">Used to iterate but keep an index variable</text:span></text:p>
      <text:p text:style-name="P11"/>
      <text:p text:style-name="P36"><text:span text:style-name="T14">Step #3 – </text:span><text:span text:style-name="T15">Extraction</text:span></text:p>
      <text:p text:style-name="P22">(block-3-extractor.py)</text:p>
      <text:p text:style-name="P22"/>
      <text:p text:style-name="P32">Tested Commands</text:p>
      <text:list xml:id="list1242619497" text:style-name="L3">
        <text:list-item>
          <text:p text:style-name="P64"><text:span text:style-name="T17">python3 ./block-3-extractor.py -i </text:span><text:span text:style-name="T25">document</text:span><text:span text:style-name="T30">s</text:span><text:span text:style-name="T25">.json</text:span></text:p>
        </text:list-item>
        <text:list-item>
          <text:p text:style-name="P65"><text:span text:style-name="T17">python3 ./block-3-extractor.py -i </text:span><text:span text:style-name="T25">document</text:span><text:span text:style-name="T30">s</text:span><text:span text:style-name="T25">.json</text:span><text:span text:style-name="T17"> -o </text:span><text:span text:style-name="T24">articles</text:span><text:span text:style-name="T25">.json</text:span><text:span text:style-name="T17"> </text:span></text:p>
        </text:list-item>
        <text:list-item>
          <text:p text:style-name="P52">python3 ./block-1-reader.py --path reuters21578 | python3 ./block-2-document-segmenter.py | python3 ./block-3-extractor.py</text:p>
        </text:list-item>
        <text:list-item>
          <text:p text:style-name="P53">python3 ./block-1-reader.py --path reuters21578 | python3 ./block-2-document-segmenter.py | python3 ./block-3-extractor.py -<text:span text:style-name="T69">o </text:span><text:span text:style-name="T82">articles.json</text:span></text:p>
        </text:list-item>
      </text:list>
      <text:p text:style-name="P5"/>
      <text:p text:style-name="P7">============================================================</text:p>
      <text:p text:style-name="P40"><text:span text:style-name="T31">- Input:</text:span><text:span text:style-name="T42"> </text:span><text:span text:style-name="T43">document</text:span><text:span text:style-name="T44">s</text:span><text:span text:style-name="T42">.json</text:span><text:span text:style-name="T31"> </text:span><text:span text:style-name="T32">contains </text:span><text:span text:style-name="T33">5 documents</text:span></text:p>
      <text:p text:style-name="P40"><text:span text:style-name="T32">- Output: </text:span><text:span text:style-name="T35">5 dictionaries</text:span><text:span text:style-name="T32"> with ID and Text</text:span></text:p>
      <text:p text:style-name="P26">============================================================</text:p>
      <text:p text:style-name="P23"/>
      <text:p text:style-name="P23"><text:span text:style-name="T64">- </text:span><text:span text:style-name="T52">**BeautifulSoup must be installed to parse the documents.</text:span></text:p>
      <text:p text:style-name="P30">- document_id: <text:span text:style-name="T70">Consists of ID with whitespace and escape characters</text:span></text:p>
      <text:p text:style-name="P23">- document_id_arr: <text:span text:style-name="T71">Consists of an array with one element (the ID #). </text:span><text:span text:style-name="T66">Python’s regex library is used to parse the document_id without the escaped characters and whitespace.</text:span></text:p>
      <text:p text:style-name="P23">- document.body.contents[0]: <text:span text:style-name="T71">Used to get the b</text:span>ody tag's text</text:p>
      <text:p text:style-name="P14"><text:span text:style-name="T54">- </text:span><text:span text:style-name="T55">str(text): </text:span><text:span text:style-name="T56">C</text:span><text:span text:style-name="T55">ast the iterable string to a normal string.</text:span></text:p>
      <text:p text:style-name="P57">- re.sub(r"[\\]+","",text): Remove escaped backslash lines</text:p>
      <text:p text:style-name="P57"/>
      <text:p text:style-name="P11"/>
      <text:p text:style-name="P21">Step #4 – <text:span text:style-name="T53">Tokenisation</text:span></text:p>
      <text:p text:style-name="P21">(block-4-tokeniser.py)</text:p>
      <text:p text:style-name="P11"/>
      <text:p text:style-name="P33">Tested Commands</text:p>
      <text:list xml:id="list3538229828" text:style-name="L4">
        <text:list-item>
          <text:p text:style-name="P54">python3 block-4-tokenizer.py -i <text:span text:style-name="T85">articles.json</text:span></text:p>
        </text:list-item>
        <text:list-item>
          <text:p text:style-name="P54"><text:soft-page-break/>python3 block-4-tokenizer.py -i <text:span text:style-name="T85">articles.json</text:span> -o <text:span text:style-name="T85">tokens.json </text:span></text:p>
        </text:list-item>
        <text:list-item>
          <text:p text:style-name="P58">python3 ./block-1-reader.py --path reuters21578 | python3 ./block-2-document-segmenter.py | python3 ./block-3-extractor.py | python3 ./block-4-tokenizer.py</text:p>
        </text:list-item>
        <text:list-item>
          <text:p text:style-name="P58">python3 ./block-1-reader.py --path reuters21578 | python3 ./block-2-document-segmenter.py | python3 ./block-3-extractor.py | python3 ./block-4-tokenizer.py -o tokens.json</text:p>
        </text:list-item>
      </text:list>
      <text:p text:style-name="P25"/>
      <text:p text:style-name="P8">============================================================</text:p>
      <text:p text:style-name="P41"><text:span text:style-name="T31">- Input: </text:span><text:span text:style-name="T45">articles</text:span><text:span text:style-name="T42">.json</text:span><text:span text:style-name="T31"> </text:span><text:span text:style-name="T32">contains </text:span><text:span text:style-name="T35">dictionaries with ID and Text</text:span><text:span text:style-name="T34"> </text:span></text:p>
      <text:p text:style-name="P41"><text:span text:style-name="T32">- Output: </text:span><text:span text:style-name="T36">Lists of Tokens</text:span><text:span text:style-name="T37"> </text:span><text:span text:style-name="T36"><text:s/>[ID, Token]</text:span></text:p>
      <text:p text:style-name="P27">============================================================</text:p>
      <text:p text:style-name="P24"/>
      <text:p text:style-name="P42"><text:span text:style-name="T32">- </text:span><text:span text:style-name="T18">**</text:span><text:span text:style-name="T19">NLTK</text:span><text:span text:style-name="T18"> must be installed to </text:span><text:span text:style-name="T19">tokenise</text:span><text:span text:style-name="T18"> the </text:span><text:span text:style-name="T19">texts</text:span><text:span text:style-name="T18">.</text:span></text:p>
      <text:p text:style-name="P42"><text:span text:style-name="T18">- **</text:span><text:span text:style-name="T20">ppyaml must be installed to parse the dictionary in the pipeline.</text:span></text:p>
      <text:p text:style-name="P17">- word_tokenize(full_text): Use NLTK to tokenise the text.</text:p>
      <text:p text:style-name="P11"/>
      <text:p text:style-name="P21">Step #5 – Apply Porter Stemmer</text:p>
      <text:p text:style-name="P21">(block-5-stemmer.py)</text:p>
      <text:p text:style-name="P11"/>
      <text:p text:style-name="P34">Tested Commands</text:p>
      <text:list xml:id="list3171374239" text:style-name="L5">
        <text:list-item>
          <text:p text:style-name="P55">python3 ./block-5-stemmer.py -i <text:span text:style-name="T85">tokens.json</text:span></text:p>
        </text:list-item>
        <text:list-item>
          <text:p text:style-name="P55">python3 ./block-5-stemmer.py -i <text:span text:style-name="T85">tokens.json</text:span> -o <text:span text:style-name="T85">stems.json </text:span></text:p>
        </text:list-item>
        <text:list-item>
          <text:p text:style-name="P59">python3 ./block-1-reader.py --path reuters21578 | python3 ./block-2-document-segmenter.py | python3 ./block-3-extractor.py | python3 ./block-4-tokenizer.py | python3 ./block-5-stemmer.py</text:p>
        </text:list-item>
        <text:list-item>
          <text:p text:style-name="P59">python3 ./block-1-reader.py --path reuters21578 | python3 ./block-2-document-segmenter.py | python3 ./block-3-extractor.py | python3 ./block-4-tokenizer.py | python3 ./block-5-stemmer.py -<text:span text:style-name="T72">o stems.json</text:span></text:p>
        </text:list-item>
      </text:list>
      <text:p text:style-name="P9">============================================================</text:p>
      <text:p text:style-name="P43"><text:span text:style-name="T31">- Input: </text:span><text:span text:style-name="T39">tokens</text:span><text:span text:style-name="T31">.json </text:span><text:span text:style-name="T32">contains </text:span><text:span text:style-name="T38">lists</text:span><text:span text:style-name="T35"> with ID and Text</text:span><text:span text:style-name="T34"> </text:span></text:p>
      <text:p text:style-name="P43"><text:span text:style-name="T32">- Output: </text:span><text:span text:style-name="T36">Lists of </text:span><text:span text:style-name="T38">Stemmed </text:span><text:span text:style-name="T36">Tokens</text:span><text:span text:style-name="T37"> </text:span><text:span text:style-name="T36"><text:s/>[ID, Token]</text:span></text:p>
      <text:p text:style-name="P28">============================================================</text:p>
      <text:p text:style-name="P11"/>
      <text:p text:style-name="P50"><text:span text:style-name="T51">-</text:span><text:span text:style-name="T57"> </text:span><text:span text:style-name="T60">**</text:span><text:span text:style-name="T61">NLTK</text:span><text:span text:style-name="T60"> must be installed </text:span><text:span text:style-name="T62">to get </text:span><text:span text:style-name="T63">the PorterStemmer</text:span></text:p>
      <text:p text:style-name="P50"><text:span text:style-name="T58">- stemmer.stem</text:span><text:span text:style-name="T59">(1): Stems the token which is 2</text:span><text:span text:style-name="T87">nd</text:span><text:span text:style-name="T59"> element of each pair of list.</text:span></text:p>
      <text:p text:style-name="P50"><text:span text:style-name="T59">- (int(token[0]), token_stem): Casts the ID which is of type string into an int.</text:span></text:p>
      <text:p text:style-name="P11"/>
      <text:p text:style-name="P21">Step #6 – Given a list of stop words, remove those stop words from text.</text:p>
      <text:p text:style-name="P21">(block-6-stopwords-removal.py)</text:p>
      <text:p text:style-name="P2"/>
      <text:p text:style-name="P35">Tested Commands</text:p>
      <text:list xml:id="list162949439476753" text:continue-numbering="true" text:style-name="L5">
        <text:list-item>
          <text:p text:style-name="P56">python3 ./block-6-stopwords-removal.py -<text:span text:style-name="T81">i </text:span><text:span text:style-name="T86">stems.json</text:span></text:p>
        </text:list-item>
        <text:list-item>
          <text:p text:style-name="P67"><text:soft-page-break/><text:span text:style-name="T23">python3 ./block-6-stopwords-removal.py -</text:span><text:span text:style-name="T75">i </text:span><text:span text:style-name="T77">stems.json</text:span><text:span text:style-name="T76"> -s </text:span><text:span text:style-name="T78">stopwords-sample.txt </text:span><text:span text:style-name="T80">-o </text:span><text:span text:style-name="T78">results</text:span><text:span text:style-name="T79">.json</text:span></text:p>
        </text:list-item>
        <text:list-item>
          <text:p text:style-name="P60">python3 ./block-1-reader.py --path reuters21578 | python3 ./block-2-document-segmenter.py | python3 ./block-3-extractor.py | python3 ./block-4-tokenizer.py | python3 ./block-5-stemmer.py | python3 ./block-6-stopwords-removal.py</text:p>
        </text:list-item>
        <text:list-item>
          <text:p text:style-name="P66"><text:span text:style-name="T46">python3 ./block-1-reader.py --path reuters21578 | python3 ./block-2-document-segmenter.py | python3 ./block-3-extractor.py | python3 ./block-4-tokenizer.py | python3 ./block-5-stemmer.py | python3 ./block-6-stopwords-removal.py </text:span><text:span text:style-name="T73">-o </text:span><text:span text:style-name="T74">results</text:span><text:span text:style-name="T73">.json</text:span></text:p>
        </text:list-item>
      </text:list>
      <text:p text:style-name="P10">============================================================</text:p>
      <text:p text:style-name="P44"><text:span text:style-name="T31">- Input: </text:span><text:span text:style-name="T39">stems</text:span><text:span text:style-name="T31">.json </text:span><text:span text:style-name="T32">contains </text:span><text:span text:style-name="T39">lists</text:span><text:span text:style-name="T35"> with ID and </text:span><text:span text:style-name="T39">stemmed text </text:span><text:span text:style-name="T40">and optionally </text:span><text:span text:style-name="T41">the path to </text:span><text:span text:style-name="T40">a list of stopwords. <text:s/>“</text:span><text:span text:style-name="T41">stopwords-sample.txt” consists of a subset of NLTK stopwords.</text:span></text:p>
      <text:p text:style-name="P44"><text:span text:style-name="T32">- Output: </text:span><text:span text:style-name="T36">Lists of Tokens</text:span><text:span text:style-name="T37"> </text:span><text:span text:style-name="T36"><text:s/>[ID, Token] </text:span><text:span text:style-name="T41">without the stopwords.</text:span></text:p>
      <text:p text:style-name="P29">============================================================</text:p>
      <text:p text:style-name="P29"/>
      <text:p text:style-name="P45"><text:span text:style-name="T32">- </text:span><text:span text:style-name="T18">**</text:span><text:span text:style-name="T19">NLTK</text:span><text:span text:style-name="T18"> must be installed </text:span><text:span text:style-name="T21">to get a list of stopwords </text:span><text:span text:style-name="T22">to remove</text:span><text:span text:style-name="T18">.</text:span></text:p>
      <text:p text:style-name="P68"><text:span text:style-name="T47">- stop_words = set(stopwords.words("english")): </text:span><text:span text:style-name="T48">Retrieves a set of stopwords in english from NLTK library. This has to be downloaded!</text:span></text:p>
      <text:p text:style-name="P69"><text:span text:style-name="T48">- if stopwords_list: Checks if the path of the “stopwords” is valid and not empty. If it’s not empty, it would iterate and adds these elements to an array.</text:span></text:p>
      <text:p text:style-name="P69"><text:span text:style-name="T48">- <text:s/>if stem_word not in stopwords_arr: Checks and adds the tokens if they are not in the previous array.</text:span></text:p>
      <text:p text:style-name="P69"><text:span text:style-name="T48">- if not stopwords_arr: Default if the path is invalid or the file is empty.</text:span></text:p>
      <text:p text:style-name="P69"><text:span text:style-name="T48">- if stem_word not in stop_words: Iterates through NLTK’s </text:span><text:span text:style-name="T49">full </text:span><text:span text:style-name="T48">stopwords set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9T16:29:47.272303191</dc:date>
    <meta:editing-duration>PT9H49M44S</meta:editing-duration>
    <meta:editing-cycles>73</meta:editing-cycles>
    <meta:generator>LibreOffice/7.0.0.3$MacOSX_X86_64 LibreOffice_project/8061b3e9204bef6b321a21033174034a5e2ea88e</meta:generator>
    <meta:document-statistic meta:table-count="0" meta:image-count="0" meta:object-count="0" meta:page-count="4" meta:paragraph-count="100" meta:word-count="811" meta:character-count="6706" meta:non-whitespace-character-count="6010"/>
  </office:meta>
</office:document-meta>
</file>